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3" svg:font-family="Helvetica" style:font-family-generic="swiss" style:font-pitch="variable"/>
    <style:font-face style:name="Helvetica2" svg:font-family="Helvetica" style:font-adornments="Bold Oblique"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Helvetica3" fo:font-size="12pt" fo:font-weight="bold" style:font-size-asian="12pt" style:font-weight-asian="bold" style:font-size-complex="12pt" style:font-weight-complex="bold"/>
    </style:style>
    <style:style style:name="P2" style:family="paragraph" style:parent-style-name="Standard">
      <style:text-properties style:font-name="Helvetica3" fo:font-size="12pt" style:font-size-asian="12pt" style:font-size-complex="12pt"/>
    </style:style>
    <style:style style:name="P3" style:family="paragraph" style:parent-style-name="Text_20_body">
      <style:text-properties style:font-name="Helvetica3" fo:font-size="12pt" style:font-size-asian="12pt" style:font-size-complex="12pt"/>
    </style:style>
    <style:style style:name="P4" style:family="paragraph" style:parent-style-name="Heading_20_2">
      <style:text-properties style:font-name="Helvetica3" fo:font-size="14pt" style:font-size-asian="14pt" style:font-size-complex="14pt"/>
    </style:style>
    <style:style style:name="P5" style:family="paragraph" style:parent-style-name="Text_20_body">
      <style:text-properties style:text-underline-style="none"/>
    </style:style>
    <style:style style:name="P6" style:family="paragraph" style:parent-style-name="Heading_20_1" style:master-page-name="Standard">
      <style:paragraph-properties style:page-number="auto"/>
      <style:text-properties style:font-name="Helvetica3"/>
    </style:style>
    <style:style style:name="T1" style:family="text">
      <style:text-properties style:font-name="Helvetica3" fo:font-size="12pt" style:font-size-asian="12pt" style:font-size-complex="12pt"/>
    </style:style>
    <style:style style:name="T2" style:family="text">
      <style:text-properties style:use-window-font-color="true" style:font-name="Helvetica" fo:font-weight="bold" style:font-name-asian="Helvetica" style:font-weight-asian="bold" style:font-name-complex="Helvetica" style:font-weight-complex="bold"/>
    </style:style>
    <style:style style:name="T3"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Designing Interactive Systems II</text:h>
      <text:p text:style-name="P1">Summer Semester 2009 </text:p>
      <text:p text:style-name="P2"><text:span text:style-name="T3">Assignment 6</text:span><text:span text:style-name="T2">: </text:span><text:span text:style-name="T2">Mobile Window Systems</text:span></text:p>
      <text:h text:style-name="Heading_20_2" text:outline-level="2">Group Members</text:h>
      <text:p text:style-name="P2">Thomas Hess (289222), thomas.hess@rwth-aachen.de </text:p>
      <text:p text:style-name="P2">Jonathan Simon (291858), jonathan.simon@rwth-aachen.de</text:p>
      <text:h text:style-name="P4" text:outline-level="2">Compiling and Running the Code</text:h>
      <text:p text:style-name="P3">The code can be found in two different directories: <text:span text:style-name="Source_20_Text">DIS2_Gesture_Detector</text:span> and <text:span text:style-name="Source_20_Text">DIS2_MusicPlayer</text:span>.</text:p>
      <text:p text:style-name="Text_20_body"><text:span text:style-name="T1">To compile and run the code, open the respective </text:span><text:span text:style-name="Source_20_Text">.xcodeproj</text:span><text:span text:style-name="T1"> file in Xcode and use the tool's functionality to </text:span>Build and Go<text:span text:style-name="T1">.</text:span></text:p>
      <text:h text:style-name="Heading_20_2" text:outline-level="2">Particularities of Our Design</text:h>
      <text:p text:style-name="P5">In the Gesture Detector, we detect single and double tap as well as left, right and circular swipe gestures. For the circular swipe gesture to be detected, several criteria have to be fulfilled: The start and end point must be sufficiently close, the movement must have a certain length, and the sequence of angles must correspond to that one of a circle. If a circle is detected, three equally distributed points of the movement are compared to check whether the movement was clockwise or counterclockwise. A message on the screen will tell about the detected gesture, or at which stage the gesture check failed.</text:p>
      <text:p text:style-name="P5">In the music player, each of the recognized gestures is mapped to an appropriate action, as displayed on the screen. The mapping was chosen in order to be as natural as possible, e.g. the circular gesture corresponds to turning a volume knob on a hi-fi ra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Helvetica" svg:font-family="Helvetica" style:font-family-generic="swiss"/>
    <style:font-face style:name="Courier New" svg:font-family="'Courier New'" style:font-family-generic="modern" style:font-pitch="fixed"/>
    <style:font-face style:name="宋体" svg:font-family="宋体, SimSu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Helvetica3" svg:font-family="Helvetica" style:font-family-generic="swiss" style:font-pitch="variable"/>
    <style:font-face style:name="Helvetica2" svg:font-family="Helvetica" style:font-adornments="Bold Oblique" style:font-family-generic="swiss" style:font-pitch="variable"/>
    <style:font-face style:name="Helvetica1" svg:font-family="Helvetic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917in" style:writing-mode="lr-tb"/>
      <style:text-properties style:use-window-font-color="true" style:font-name="Times New Roman" fo:font-size="12pt" fo:language="en" fo:country="non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alibri" fo:font-size="10.5pt" fo:language="en" fo:country="US" style:letter-kerning="true" style:font-name-asian="宋体" style:font-size-asian="10.5pt" style:language-asian="zh" style:country-asian="CN"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Helvetica1" fo:font-size="12pt" style:font-size-asian="10.5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列出段落" style:family="paragraph" style:parent-style-name="Standard">
      <style:paragraph-properties fo:margin-left="0in" fo:margin-right="0in" fo:text-indent="0.2917in" style:auto-text-indent="false"/>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style:font-name="Helvetica2" fo:font-size="14pt" fo:font-style="obliqu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Text" style:family="paragraph" style:parent-style-name="Caption" style:class="extra"/>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Teletype"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Number" style:family="text">
      <style:text-properties style:font-name="Helvetica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Number"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i">
        <style:list-level-properties text:list-level-position-and-space-mode="label-alignment" fo:text-align="end">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i">
        <style:list-level-properties text:list-level-position-and-space-mode="label-alignment" fo:text-align="end">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i">
        <style:list-level-properties text:list-level-position-and-space-mode="label-alignment" fo:text-align="end">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73in" fo:page-height="11.6925in" style:num-format="1" style:print-orientation="portrait" fo:margin-top="1in" fo:margin-bottom="1in" fo:margin-left="1.25in" fo:margin-right="1.25in" style:writing-mode="lr-tb" style:layout-grid-color="#c0c0c0" style:layout-grid-lines="44" style:layout-grid-base-height="0.2165in" style:layout-grid-ruby-height="0in" style:layout-grid-mode="li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5T00:45:52</meta:creation-date>
    <meta:editing-cycles>3</meta:editing-cycles>
    <meta:editing-duration>PT00H07M37S</meta:editing-duration>
    <meta:generator>NeoOffice/3.0$Unix OpenOffice.org_project/Patch 0</meta:generator>
    <dc:date>2009-06-15T07:57:23</dc:date>
    <meta:document-statistic meta:table-count="0" meta:image-count="0" meta:object-count="0" meta:page-count="1" meta:paragraph-count="12" meta:word-count="215" meta:character-count="1352"/>
    <meta:user-defined meta:name="Info 1"/>
    <meta:user-defined meta:name="Info 2"/>
    <meta:user-defined meta:name="Info 3"/>
    <meta:user-defined meta:name="Info 4"/>
  </office:meta>
</office:document-meta>
</file>